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1F4E78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66875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5.21229166666667cm" style:use-optimal-column-width="true"/>
    </style:style>
    <style:style style:name="co5" style:family="table-column">
      <style:table-column-properties fo:break-before="auto" style:column-width="2.03729166666667cm" style:use-optimal-column-width="true"/>
    </style:style>
    <style:style style:name="co6" style:family="table-column">
      <style:table-column-properties fo:break-before="auto" style:column-width="2.98979166666667cm" style:use-optimal-column-width="true"/>
    </style:style>
    <style:style style:name="co7" style:family="table-column">
      <style:table-column-properties fo:break-before="auto" style:column-width="1.349375cm" style:use-optimal-column-width="true"/>
    </style:style>
    <style:style style:name="co8" style:family="table-column">
      <style:table-column-properties fo:break-before="auto" style:column-width="1.93145833333333cm" style:use-optimal-column-width="true"/>
    </style:style>
    <style:style style:name="co9" style:family="table-column">
      <style:table-column-properties fo:break-before="auto" style:column-width="2.248958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cust_id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hone</text:p>
          </table:table-cell>
          <table:table-cell office:value-type="string" table:style-name="ce2">
            <text:p>primary_pincod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dob</text:p>
          </table:table-cell>
          <table:table-cell office:value-type="string" table:style-name="ce2">
            <text:p>joining_date</text:p>
          </table:table-cell>
          <table:table-cell table:number-columns-repeated="16375"/>
        </table:table-row>
        <table:table-row table:style-name="ro1">
          <table:table-cell office:value-type="float" office:value="10000001" table:style-name="ce3">
            <text:p>10000001</text:p>
          </table:table-cell>
          <table:table-cell office:value-type="string" table:style-name="ce3">
            <text:p>Rahul</text:p>
          </table:table-cell>
          <table:table-cell office:value-type="string" table:style-name="ce3">
            <text:p>Gupta</text:p>
          </table:table-cell>
          <table:table-cell office:value-type="string" table:style-name="ce3">
            <text:p>rahul.gupta@gmail.com</text:p>
          </table:table-cell>
          <table:table-cell office:value-type="float" office:value="8960722319" table:style-name="ce3">
            <text:p>8960722319</text:p>
          </table:table-cell>
          <table:table-cell office:value-type="float" office:value="110001" table:style-name="ce3">
            <text:p>110001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2-12-1977</text:p>
          </table:table-cell>
          <table:table-cell office:value-type="string" table:style-name="ce3">
            <text:p>19-02-2016</text:p>
          </table:table-cell>
          <table:table-cell table:number-columns-repeated="16375"/>
        </table:table-row>
        <table:table-row table:style-name="ro1">
          <table:table-cell office:value-type="float" office:value="10000002" table:style-name="ce3">
            <text:p>10000002</text:p>
          </table:table-cell>
          <table:table-cell office:value-type="string" table:style-name="ce3">
            <text:p>Abhinav</text:p>
          </table:table-cell>
          <table:table-cell office:value-type="string" table:style-name="ce3">
            <text:p>Sharma</text:p>
          </table:table-cell>
          <table:table-cell office:value-type="string" table:style-name="ce3">
            <text:p>abhinav.sharma@gmail.com</text:p>
          </table:table-cell>
          <table:table-cell office:value-type="float" office:value="8857852863" table:style-name="ce3">
            <text:p>8857852863</text:p>
          </table:table-cell>
          <table:table-cell office:value-type="float" office:value="400001" table:style-name="ce3">
            <text:p>400001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09-1995</text:p>
          </table:table-cell>
          <table:table-cell office:value-type="string" table:style-name="ce3">
            <text:p>01-10-2016</text:p>
          </table:table-cell>
          <table:table-cell table:number-columns-repeated="16375"/>
        </table:table-row>
        <table:table-row table:style-name="ro1">
          <table:table-cell office:value-type="float" office:value="10000003" table:style-name="ce3">
            <text:p>10000003</text:p>
          </table:table-cell>
          <table:table-cell office:value-type="string" table:style-name="ce3">
            <text:p>Anubhav</text:p>
          </table:table-cell>
          <table:table-cell office:value-type="string" table:style-name="ce3">
            <text:p>Patel</text:p>
          </table:table-cell>
          <table:table-cell office:value-type="string" table:style-name="ce3">
            <text:p>anubhav.patel@gmail.com</text:p>
          </table:table-cell>
          <table:table-cell office:value-type="float" office:value="8492146048" table:style-name="ce3">
            <text:p>8492146048</text:p>
          </table:table-cell>
          <table:table-cell office:value-type="float" office:value="560001" table:style-name="ce3">
            <text:p>560001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6-12-1986</text:p>
          </table:table-cell>
          <table:table-cell office:value-type="string" table:style-name="ce3">
            <text:p>16-08-2018</text:p>
          </table:table-cell>
          <table:table-cell table:number-columns-repeated="16375"/>
        </table:table-row>
        <table:table-row table:style-name="ro1">
          <table:table-cell office:value-type="float" office:value="10000004" table:style-name="ce3">
            <text:p>10000004</text:p>
          </table:table-cell>
          <table:table-cell office:value-type="string" table:style-name="ce3">
            <text:p>Neha</text:p>
          </table:table-cell>
          <table:table-cell office:value-type="string" table:style-name="ce3">
            <text:p>Verma</text:p>
          </table:table-cell>
          <table:table-cell office:value-type="string" table:style-name="ce3">
            <text:p>neha.verma@gmail.com</text:p>
          </table:table-cell>
          <table:table-cell office:value-type="float" office:value="8631861914" table:style-name="ce3">
            <text:p>8631861914</text:p>
          </table:table-cell>
          <table:table-cell office:value-type="float" office:value="600001" table:style-name="ce3">
            <text:p>600001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01-2002</text:p>
          </table:table-cell>
          <table:table-cell office:value-type="string" table:style-name="ce3">
            <text:p>28-07-2009</text:p>
          </table:table-cell>
          <table:table-cell table:number-columns-repeated="16375"/>
        </table:table-row>
        <table:table-row table:style-name="ro1">
          <table:table-cell office:value-type="float" office:value="10000005" table:style-name="ce3">
            <text:p>10000005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Bernard</text:p>
          </table:table-cell>
          <table:table-cell office:value-type="string" table:style-name="ce3">
            <text:p>john.bernard@gmail.com</text:p>
          </table:table-cell>
          <table:table-cell office:value-type="float" office:value="8215391844" table:style-name="ce3">
            <text:p>8215391844</text:p>
          </table:table-cell>
          <table:table-cell office:value-type="float" office:value="500001" table:style-name="ce3">
            <text:p>500001</text:p>
          </table:table-cell>
          <table:table-cell office:value-type="string" table:style-name="ce3">
            <text:p>male</text:p>
          </table:table-cell>
          <table:table-cell table:style-name="ce3"/>
          <table:table-cell office:value-type="string" table:style-name="ce3">
            <text:p>05-03-2017</text:p>
          </table:table-cell>
          <table:table-cell table:number-columns-repeated="16375"/>
        </table:table-row>
        <table:table-row table:style-name="ro1">
          <table:table-cell office:value-type="float" office:value="10000006" table:style-name="ce3">
            <text:p>10000006</text:p>
          </table:table-cell>
          <table:table-cell office:value-type="string" table:style-name="ce3">
            <text:p>Muhammad</text:p>
          </table:table-cell>
          <table:table-cell office:value-type="string" table:style-name="ce3">
            <text:p>Ali</text:p>
          </table:table-cell>
          <table:table-cell office:value-type="string" table:style-name="ce3">
            <text:p>muhammad.ali@gmail.com</text:p>
          </table:table-cell>
          <table:table-cell office:value-type="float" office:value="8317878411" table:style-name="ce3">
            <text:p>8317878411</text:p>
          </table:table-cell>
          <table:table-cell office:value-type="float" office:value="700001" table:style-name="ce3">
            <text:p>700001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9-09-1981</text:p>
          </table:table-cell>
          <table:table-cell office:value-type="string" table:style-name="ce3">
            <text:p>13-03-2019</text:p>
          </table:table-cell>
          <table:table-cell table:number-columns-repeated="16375"/>
        </table:table-row>
        <table:table-row table:style-name="ro1">
          <table:table-cell office:value-type="float" office:value="10000007" table:style-name="ce3">
            <text:p>10000007</text:p>
          </table:table-cell>
          <table:table-cell office:value-type="string" table:style-name="ce3">
            <text:p>Ahmed</text:p>
          </table:table-cell>
          <table:table-cell office:value-type="string" table:style-name="ce3">
            <text:p>Khan</text:p>
          </table:table-cell>
          <table:table-cell office:value-type="string" table:style-name="ce3">
            <text:p>ahmed.khan@gmail.com</text:p>
          </table:table-cell>
          <table:table-cell office:value-type="float" office:value="8279227825" table:style-name="ce3">
            <text:p>8279227825</text:p>
          </table:table-cell>
          <table:table-cell office:value-type="float" office:value="110001" table:style-name="ce3">
            <text:p>110001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4-01-1999</text:p>
          </table:table-cell>
          <table:table-cell office:value-type="string" table:style-name="ce3">
            <text:p>18-07-2018</text:p>
          </table:table-cell>
          <table:table-cell table:number-columns-repeated="16375"/>
        </table:table-row>
        <table:table-row table:style-name="ro1">
          <table:table-cell office:value-type="float" office:value="10000008" table:style-name="ce3">
            <text:p>10000008</text:p>
          </table:table-cell>
          <table:table-cell office:value-type="string" table:style-name="ce3">
            <text:p>Paras</text:p>
          </table:table-cell>
          <table:table-cell office:value-type="string" table:style-name="ce3">
            <text:p>Rana</text:p>
          </table:table-cell>
          <table:table-cell office:value-type="string" table:style-name="ce3">
            <text:p>paras.rana@gmail.com</text:p>
          </table:table-cell>
          <table:table-cell office:value-type="float" office:value="8134672373" table:style-name="ce3">
            <text:p>8134672373</text:p>
          </table:table-cell>
          <table:table-cell office:value-type="float" office:value="400001" table:style-name="ce3">
            <text:p>400001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09-1985</text:p>
          </table:table-cell>
          <table:table-cell office:value-type="string" table:style-name="ce3">
            <text:p>23-02-2015</text:p>
          </table:table-cell>
          <table:table-cell table:number-columns-repeated="16375"/>
        </table:table-row>
        <table:table-row table:style-name="ro1">
          <table:table-cell office:value-type="float" office:value="10000009" table:style-name="ce3">
            <text:p>10000009</text:p>
          </table:table-cell>
          <table:table-cell office:value-type="string" table:style-name="ce3">
            <text:p>Priyanka</text:p>
          </table:table-cell>
          <table:table-cell office:value-type="string" table:style-name="ce3">
            <text:p>Reddy</text:p>
          </table:table-cell>
          <table:table-cell office:value-type="string" table:style-name="ce3">
            <text:p>priyanka.reddy@yahoo.com</text:p>
          </table:table-cell>
          <table:table-cell office:value-type="float" office:value="8156273277" table:style-name="ce3">
            <text:p>8156273277</text:p>
          </table:table-cell>
          <table:table-cell office:value-type="float" office:value="560001" table:style-name="ce3">
            <text:p>560001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6-08-1992</text:p>
          </table:table-cell>
          <table:table-cell office:value-type="string" table:style-name="ce3">
            <text:p>24-11-2010</text:p>
          </table:table-cell>
          <table:table-cell table:number-columns-repeated="16375"/>
        </table:table-row>
        <table:table-row table:style-name="ro1">
          <table:table-cell office:value-type="float" office:value="10000010" table:style-name="ce3">
            <text:p>10000010</text:p>
          </table:table-cell>
          <table:table-cell office:value-type="string" table:style-name="ce3">
            <text:p>Amit</text:p>
          </table:table-cell>
          <table:table-cell office:value-type="string" table:style-name="ce3">
            <text:p>Vikram</text:p>
          </table:table-cell>
          <table:table-cell office:value-type="string" table:style-name="ce3">
            <text:p>amit.vikram@yahoo.com</text:p>
          </table:table-cell>
          <table:table-cell office:value-type="float" office:value="8204474821" table:style-name="ce3">
            <text:p>8204474821</text:p>
          </table:table-cell>
          <table:table-cell office:value-type="float" office:value="600001" table:style-name="ce3">
            <text:p>600001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3-04-1996</text:p>
          </table:table-cell>
          <table:table-cell office:value-type="string" table:style-name="ce3">
            <text:p>25-08-2013</text:p>
          </table:table-cell>
          <table:table-cell table:number-columns-repeated="16375"/>
        </table:table-row>
        <table:table-row table:style-name="ro1">
          <table:table-cell office:value-type="float" office:value="10000011" table:style-name="ce3">
            <text:p>10000011</text:p>
          </table:table-cell>
          <table:table-cell office:value-type="string" table:style-name="ce3">
            <text:p>Sandhya</text:p>
          </table:table-cell>
          <table:table-cell office:value-type="string" table:style-name="ce3">
            <text:p>Anwar</text:p>
          </table:table-cell>
          <table:table-cell office:value-type="string" table:style-name="ce3">
            <text:p>sandhya.anwar@outlook.com</text:p>
          </table:table-cell>
          <table:table-cell office:value-type="float" office:value="8700166174" table:style-name="ce3">
            <text:p>8700166174</text:p>
          </table:table-cell>
          <table:table-cell office:value-type="float" office:value="500001" table:style-name="ce3">
            <text:p>500001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-04-2002</text:p>
          </table:table-cell>
          <table:table-cell office:value-type="string" table:style-name="ce3">
            <text:p>08-03-2009</text:p>
          </table:table-cell>
          <table:table-cell table:number-columns-repeated="16375"/>
        </table:table-row>
        <table:table-row table:style-name="ro1">
          <table:table-cell office:value-type="float" office:value="10000012" table:style-name="ce3">
            <text:p>10000012</text:p>
          </table:table-cell>
          <table:table-cell office:value-type="string" table:style-name="ce3">
            <text:p>Robert</text:p>
          </table:table-cell>
          <table:table-cell office:value-type="string" table:style-name="ce3">
            <text:p>Smith</text:p>
          </table:table-cell>
          <table:table-cell office:value-type="string" table:style-name="ce3">
            <text:p>robert.smith@outlook.com</text:p>
          </table:table-cell>
          <table:table-cell office:value-type="float" office:value="8933123477" table:style-name="ce3">
            <text:p>8933123477</text:p>
          </table:table-cell>
          <table:table-cell office:value-type="float" office:value="700001" table:style-name="ce3">
            <text:p>700001</text:p>
          </table:table-cell>
          <table:table-cell office:value-type="string" table:style-name="ce3">
            <text:p>male</text:p>
          </table:table-cell>
          <table:table-cell table:style-name="ce3"/>
          <table:table-cell office:value-type="string" table:style-name="ce3">
            <text:p>16-11-2017</text:p>
          </table:table-cell>
          <table:table-cell table:number-columns-repeated="16375"/>
        </table:table-row>
        <table:table-row table:style-name="ro1">
          <table:table-cell office:value-type="float" office:value="10000013" table:style-name="ce3">
            <text:p>10000013</text:p>
          </table:table-cell>
          <table:table-cell office:value-type="string" table:style-name="ce3">
            <text:p>Christina</text:p>
          </table:table-cell>
          <table:table-cell office:value-type="string" table:style-name="ce3">
            <text:p>Smith</text:p>
          </table:table-cell>
          <table:table-cell office:value-type="string" table:style-name="ce3">
            <text:p>christina.smith@outlook.com</text:p>
          </table:table-cell>
          <table:table-cell office:value-type="float" office:value="8861486813" table:style-name="ce3">
            <text:p>8861486813</text:p>
          </table:table-cell>
          <table:table-cell office:value-type="float" office:value="700001" table:style-name="ce3">
            <text:p>700001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6-04-1980</text:p>
          </table:table-cell>
          <table:table-cell office:value-type="string" table:style-name="ce3">
            <text:p>30-11-2009</text:p>
          </table:table-cell>
          <table:table-cell table:number-columns-repeated="16375"/>
        </table:table-row>
        <table:table-row table:style-name="ro1">
          <table:table-cell office:value-type="float" office:value="10000014" table:style-name="ce3">
            <text:p>10000014</text:p>
          </table:table-cell>
          <table:table-cell office:value-type="string" table:style-name="ce3">
            <text:p>Amanpreet</text:p>
          </table:table-cell>
          <table:table-cell office:value-type="string" table:style-name="ce3">
            <text:p>Singh</text:p>
          </table:table-cell>
          <table:table-cell office:value-type="string" table:style-name="ce3">
            <text:p>amanpreet.singh@yahoo.com</text:p>
          </table:table-cell>
          <table:table-cell office:value-type="float" office:value="8153506539" table:style-name="ce3">
            <text:p>8153506539</text:p>
          </table:table-cell>
          <table:table-cell office:value-type="float" office:value="110001" table:style-name="ce3">
            <text:p>110001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03-1980</text:p>
          </table:table-cell>
          <table:table-cell office:value-type="string" table:style-name="ce3">
            <text:p>29-08-2008</text:p>
          </table:table-cell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029</meta:generator>
    <meta:initial-creator>Prabal Kuinkel</meta:initial-creator>
    <dc:creator>Prabal Kuinkel</dc:creator>
    <meta:creation-date>2024-01-06T05:37:46Z</meta:creation-date>
    <dc:date>2024-01-06T05:51:04Z</dc:date>
  </office:meta>
</office:document-meta>
</file>